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5-03-04 0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5-02-11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5-01-08 0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4-12-04 1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4-11-14 1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4-10-03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4-09-10 0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4-08-06 0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4-07-10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4-06-04 0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4-04-03 0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4-02-06 0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4-01-04 1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3-12-05 0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3-10-09 0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3-09-07 0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3-08-01 0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3-07-06 0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3-06-05 0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3-02-01 0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2-12-07 1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2-11-01 0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2-10-06 0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2-09-06 1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2-08-02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2-07-07 0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2-06-08 0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2-05-10 0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2-04-06 0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2-03-08 0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2-02-09 1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2-01-06 1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1-12-06 1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1-11-04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1-10-07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1-09-08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1-08-05 0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1-07-08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1-06-03 0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1-05-06 0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1-04-05 0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1-03-03 0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1-02-09 1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1-01-06 1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0-12-10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0-11-05 1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0-10-01 0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0-08-12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0-07-07 0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0-03-04 0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0-02-04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20-01-0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9-12-02 1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9-11-05 1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9-10-08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9-09-05 0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9-08-05 0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9-07-01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9-06-04 0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9-05-08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9-04-09 0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9-02-05 0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9-01-07 0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8-11-13 0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8-09-10 0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8-08-06 0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8-07-02 0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8-06-04 0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8-05-07 0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8-04-04 0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8-03-07 0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8-02-07 1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8-01-04 1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7-12-04 1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7-11-08 1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7-10-04 0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7-09-06 0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7-08-02 0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7-07-05 1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7-06-01 0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7-05-02 1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7-04-04 1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7-03-07 1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7-02-09 1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7-01-05 1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6-12-05 0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6-11-08 0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6-10-05 0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6-09-06 1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6-08-01 0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6-07-06 0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6-06-06 0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6-05-02 0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6-04-05 0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6-03-09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6-02-09 0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6-01-05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5-12-01 0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5-11-04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5-10-08 0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5-09-09 0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5-08-12 0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5-07-08 0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5-06-09 1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5-05-07 0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5-04-13 0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5-03-11 0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5-02-12 0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5-01-08 1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4-12-08 0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4-11-05 0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4-10-08 0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4-09-10 1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4-08-13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4-07-09 0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4-06-09 0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4-05-05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4-03-3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4-02-27 1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4-02-04 0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4-01-02 0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3-12-04 0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3-11-07 0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3-10-01 0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3-09-05 0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3-08-07 0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3-07-10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3-06-05 0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3-05-08 0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3-04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3-03-13 1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3-02-06 1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0</text:p>
          </table:table-cell>
          <table:table-cell office:value-type="string" calcext:value-type="string">
            <text:p>KISSPARK</text:p>
          </table:table-cell>
          <table:table-cell office:value-type="string" calcext:value-type="string">
            <text:p>2013-01-09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6" meta:object-count="0"/>
    <meta:user-defined meta:name="AppVersion">3.0</meta:user-defined>
  </office:meta>
</office:document-meta>
</file>